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office:font-face-decls>
  <office:automatic-styles>
    <style:style style:name="P1" style:family="paragraph" style:parent-style-name="Standard">
      <style:text-properties fo:font-weight="bold" officeooo:rsid="012a7069" officeooo:paragraph-rsid="012a7069" style:font-weight-asian="bold" style:font-weight-complex="bold"/>
    </style:style>
    <style:style style:name="P2" style:family="paragraph" style:parent-style-name="Standard">
      <style:text-properties fo:font-weight="bold" officeooo:rsid="0194659c" officeooo:paragraph-rsid="0194659c" style:font-weight-asian="bold" style:font-weight-complex="bold"/>
    </style:style>
    <style:style style:name="P3" style:family="paragraph" style:parent-style-name="Standard">
      <style:text-properties fo:font-weight="bold" officeooo:rsid="0194887e" officeooo:paragraph-rsid="0194887e" style:font-weight-asian="bold" style:font-weight-complex="bold"/>
    </style:style>
    <style:style style:name="P4" style:family="paragraph" style:parent-style-name="Standard">
      <style:text-properties fo:font-weight="bold" officeooo:rsid="01960bfe" officeooo:paragraph-rsid="01960bfe" style:font-weight-asian="bold" style:font-weight-complex="bold"/>
    </style:style>
    <style:style style:name="P5" style:family="paragraph" style:parent-style-name="Standard">
      <style:text-properties officeooo:rsid="0194887e" officeooo:paragraph-rsid="0194887e"/>
    </style:style>
    <style:style style:name="P6" style:family="paragraph" style:parent-style-name="Standard">
      <style:text-properties officeooo:rsid="01960bfe" officeooo:paragraph-rsid="01960bfe"/>
    </style:style>
    <style:style style:name="P7" style:family="paragraph" style:parent-style-name="Standard">
      <style:text-properties officeooo:rsid="01977eed" officeooo:paragraph-rsid="01977eed"/>
    </style:style>
    <style:style style:name="P8" style:family="paragraph" style:parent-style-name="Standard">
      <style:text-properties officeooo:rsid="01991548" officeooo:paragraph-rsid="01992a0e"/>
    </style:style>
    <style:style style:name="P9" style:family="paragraph" style:parent-style-name="Standard">
      <style:text-properties officeooo:rsid="019935e4" officeooo:paragraph-rsid="019935e4"/>
    </style:style>
    <style:style style:name="P10" style:family="paragraph" style:parent-style-name="Standard">
      <style:text-properties fo:language="en" fo:country="IE" fo:font-weight="bold" officeooo:rsid="019a66ff" officeooo:paragraph-rsid="019a66ff" style:font-weight-asian="bold" style:font-weight-complex="bold"/>
    </style:style>
    <style:style style:name="P11" style:family="paragraph" style:parent-style-name="Standard">
      <style:text-properties fo:language="en" fo:country="IE" officeooo:rsid="019bcd40" officeooo:paragraph-rsid="019bcd40"/>
    </style:style>
    <style:style style:name="P12" style:family="paragraph" style:parent-style-name="Standard">
      <style:text-properties officeooo:paragraph-rsid="019e3228"/>
    </style:style>
    <style:style style:name="P13" style:family="paragraph" style:parent-style-name="Standard">
      <style:text-properties officeooo:rsid="019f5c61" officeooo:paragraph-rsid="019f5c61"/>
    </style:style>
    <style:style style:name="P14" style:family="paragraph" style:parent-style-name="Standard">
      <style:text-properties officeooo:rsid="019f9e3b" officeooo:paragraph-rsid="019f9e3b"/>
    </style:style>
    <style:style style:name="T1" style:family="text">
      <style:text-properties fo:color="#000000" loext:opacity="1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 style:family="text">
      <style:text-properties fo:color="#000000" loext:opacity="100%" style:font-name="Liberation Serif" fo:font-size="12pt" fo:letter-spacing="normal" fo:font-style="normal" fo:font-weight="normal" officeooo:rsid="018c6907" style:font-size-asian="12pt" style:font-style-asian="normal" style:font-weight-asian="normal" style:font-size-complex="12pt" style:font-style-complex="normal" style:font-weight-complex="normal"/>
    </style:style>
    <style:style style:name="T3" style:family="text">
      <style:text-properties fo:color="#000000" loext:opacity="100%" style:font-name="Liberation Serif" fo:font-size="12pt" fo:letter-spacing="normal" fo:font-style="normal" fo:font-weight="normal" officeooo:rsid="01960bfe" style:font-size-asian="12pt" style:font-style-asian="normal" style:font-weight-asian="normal" style:font-size-complex="12pt" style:font-style-complex="normal" style:font-weight-complex="normal"/>
    </style:style>
    <style:style style:name="T4" style:family="text">
      <style:text-properties fo:color="#000000" loext:opacity="100%" style:font-name="Liberation Serif" fo:font-size="12pt" fo:letter-spacing="normal" fo:font-style="normal" fo:font-weight="normal" officeooo:rsid="01977eed" style:font-size-asian="12pt" style:font-style-asian="normal" style:font-weight-asian="normal" style:font-size-complex="12pt" style:font-style-complex="normal" style:font-weight-complex="normal"/>
    </style:style>
    <style:style style:name="T5" style:family="text">
      <style:text-properties fo:color="#000000" loext:opacity="100%" style:font-name="Liberation Serif" fo:font-size="12pt" fo:letter-spacing="normal" fo:font-style="normal" fo:font-weight="normal" officeooo:rsid="01991548" style:font-size-asian="12pt" style:font-style-asian="normal" style:font-weight-asian="normal" style:font-size-complex="12pt" style:font-style-complex="normal" style:font-weight-complex="normal"/>
    </style:style>
    <style:style style:name="T6" style:family="text">
      <style:text-properties fo:color="#000000" loext:opacity="100%" style:font-name="Liberation Serif" fo:font-size="12pt" fo:letter-spacing="normal" fo:font-style="normal" fo:font-weight="normal" officeooo:rsid="018c3680" style:font-size-asian="12pt" style:font-style-asian="normal" style:font-weight-asian="normal" style:font-size-complex="12pt" style:font-style-complex="normal" style:font-weight-complex="normal"/>
    </style:style>
    <style:style style:name="T7" style:family="text">
      <style:text-properties fo:color="#000000" loext:opacity="100%" style:font-name="Liberation Serif" fo:font-size="12pt" fo:letter-spacing="normal" fo:font-style="normal" fo:font-weight="normal" officeooo:rsid="01992a0e" style:font-size-asian="12pt" style:font-style-asian="normal" style:font-weight-asian="normal" style:font-size-complex="12pt" style:font-style-complex="normal" style:font-weight-complex="normal"/>
    </style:style>
    <style:style style:name="T8" style:family="text">
      <style:text-properties fo:color="#000000" loext:opacity="100%" style:font-name="Liberation Serif" fo:font-size="12pt" fo:letter-spacing="normal" fo:font-style="normal" fo:font-weight="normal" officeooo:rsid="019e3228" style:font-size-asian="12pt" style:font-style-asian="normal" style:font-weight-asian="normal" style:font-size-complex="12pt" style:font-style-complex="normal" style:font-weight-complex="normal"/>
    </style:style>
    <style:style style:name="T9" style:family="text">
      <style:text-properties fo:color="#000000" loext:opacity="100%" style:font-name="Liberation Serif" fo:font-size="12pt" fo:letter-spacing="normal" fo:font-style="normal" style:font-size-asian="12pt" style:font-style-asian="normal" style:font-size-complex="12pt" style:font-style-complex="normal"/>
    </style:style>
    <style:style style:name="T10" style:family="text">
      <style:text-properties fo:color="#000000" loext:opacity="1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color="#000000" loext:opacity="100%" style:font-name="Liberation Serif" fo:font-size="12pt" fo:letter-spacing="normal" fo:language="en" fo:country="IE"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loext:opacity="100%" style:font-name="Liberation Serif" fo:font-size="12pt" fo:letter-spacing="normal" fo:language="en" fo:country="IE" fo:font-style="normal" fo:font-weight="normal" officeooo:rsid="019cc17d" style:font-size-asian="12pt" style:font-style-asian="normal" style:font-weight-asian="normal" style:font-size-complex="12pt" style:font-style-complex="normal" style:font-weight-complex="normal"/>
    </style:style>
    <style:style style:name="T13" style:family="text">
      <style:text-properties fo:color="#000000" loext:opacity="100%" style:font-name="Liberation Serif" fo:font-size="12pt" fo:letter-spacing="normal" fo:language="en" fo:country="IE" fo:font-style="normal" fo:font-weight="normal" officeooo:rsid="019bcd40" style:font-size-asian="12pt" style:font-style-asian="normal" style:font-weight-asian="normal" style:font-size-complex="12pt" style:font-style-complex="normal" style:font-weight-complex="normal"/>
    </style:style>
    <style:style style:name="T14" style:family="text">
      <style:text-properties fo:color="#000000" loext:opacity="100%" style:font-name="Liberation Serif" fo:font-size="12pt" fo:letter-spacing="normal" fo:language="en" fo:country="IE" fo:font-style="normal" fo:font-weight="normal" officeooo:rsid="019e3228" style:font-size-asian="12pt" style:font-style-asian="normal" style:font-weight-asian="normal" style:font-size-complex="12pt" style:font-style-complex="normal" style:font-weight-complex="normal"/>
    </style:style>
    <style:style style:name="T15" style:family="text">
      <style:text-properties fo:color="#000000" loext:opacity="100%" style:font-name="Liberation Serif" fo:font-size="12pt" fo:letter-spacing="normal" fo:language="en" fo:country="IE" fo:font-style="normal" fo:font-weight="normal" officeooo:rsid="019f52a1" style:font-size-asian="12pt" style:font-style-asian="normal" style:font-weight-asian="normal" style:font-size-complex="12pt" style:font-style-complex="normal" style:font-weight-complex="normal"/>
    </style:style>
    <style:style style:name="T16" style:family="text">
      <style:text-properties fo:color="#000000" loext:opacity="100%" style:font-name="Liberation Serif" fo:font-size="12pt" fo:letter-spacing="normal" fo:language="en" fo:country="IE" fo:font-style="normal" fo:font-weight="normal" officeooo:rsid="019f5c61" style:font-size-asian="12pt" style:font-style-asian="normal" style:font-weight-asian="normal" style:font-size-complex="12pt" style:font-style-complex="normal" style:font-weight-complex="normal"/>
    </style:style>
    <style:style style:name="T17" style:family="text">
      <style:text-properties fo:color="#000000" loext:opacity="100%" style:font-name="Liberation Serif" fo:font-size="12pt" fo:letter-spacing="normal" fo:language="en" fo:country="IE" fo:font-style="normal" fo:font-weight="normal" officeooo:rsid="01a16938" style:font-size-asian="12pt" style:font-style-asian="normal" style:font-weight-asian="normal" style:font-size-complex="12pt" style:font-style-complex="normal" style:font-weight-complex="normal"/>
    </style:style>
    <style:style style:name="T18" style:family="text">
      <style:text-properties fo:color="#000000" loext:opacity="100%" style:font-name="Liberation Serif" fo:font-size="12pt" fo:letter-spacing="normal" fo:language="en" fo:country="IE" fo:font-style="normal" fo:font-weight="normal" officeooo:rsid="01a16c85" style:font-size-asian="12pt" style:font-style-asian="normal" style:font-weight-asian="normal" style:font-size-complex="12pt" style:font-style-complex="normal" style:font-weight-complex="normal"/>
    </style:style>
    <style:style style:name="T19" style:family="text">
      <style:text-properties fo:color="#000000" loext:opacity="100%" style:font-name="Liberation Serif" fo:font-size="12pt" fo:letter-spacing="normal" fo:language="en" fo:country="IE" fo:font-style="normal" fo:font-weight="normal" officeooo:rsid="01a3334b" style:font-size-asian="12pt" style:font-style-asian="normal" style:font-weight-asian="normal" style:font-size-complex="12pt" style:font-style-complex="normal" style:font-weight-complex="normal"/>
    </style:style>
    <style:style style:name="T20" style:family="text">
      <style:text-properties fo:color="#000000" loext:opacity="100%" style:font-name="Liberation Serif" fo:font-size="12pt" fo:letter-spacing="normal" fo:language="en" fo:country="IE" fo:font-style="normal" fo:font-weight="normal" officeooo:rsid="01960bfe" style:font-size-asian="12pt" style:font-style-asian="normal" style:font-weight-asian="normal" style:font-size-complex="12pt" style:font-style-complex="normal" style:font-weight-complex="normal"/>
    </style:style>
    <style:style style:name="T21" style:family="text">
      <style:text-properties fo:color="#000000" loext:opacity="100%" style:font-name="Liberation Serif" fo:font-size="12pt" fo:letter-spacing="normal" fo:language="en" fo:country="IE" fo:font-style="normal" fo:font-weight="normal" officeooo:rsid="01a698f0" style:font-size-asian="12pt" style:font-style-asian="normal" style:font-weight-asian="normal" style:font-size-complex="12pt" style:font-style-complex="normal" style:font-weight-complex="normal"/>
    </style:style>
    <style:style style:name="T22" style:family="text">
      <style:text-properties fo:color="#000000" loext:opacity="100%" style:font-name="Liberation Serif" fo:font-size="12pt" fo:letter-spacing="normal" fo:language="en" fo:country="IE" fo:font-style="normal" fo:font-weight="normal" officeooo:rsid="01a6c704" style:font-size-asian="12pt" style:font-style-asian="normal" style:font-weight-asian="normal" style:font-size-complex="12pt" style:font-style-complex="normal" style:font-weight-complex="normal"/>
    </style:style>
    <style:style style:name="T23" style:family="text">
      <style:text-properties fo:color="#000000" loext:opacity="100%" style:font-name="Liberation Serif" fo:font-size="12pt" fo:letter-spacing="normal" fo:language="en" fo:country="IE" fo:font-style="normal" fo:font-weight="normal" officeooo:rsid="01aa9c2d" style:font-size-asian="12pt" style:font-style-asian="normal" style:font-weight-asian="normal" style:font-size-complex="12pt" style:font-style-complex="normal" style:font-weight-complex="normal"/>
    </style:style>
    <style:style style:name="T24" style:family="text">
      <style:text-properties fo:color="#000000" loext:opacity="100%" style:font-name="Liberation Serif" fo:font-size="12pt" fo:letter-spacing="normal" fo:language="en" fo:country="IE" fo:font-style="normal" fo:font-weight="normal" officeooo:rsid="01ac4882" style:font-size-asian="12pt" style:font-style-asian="normal" style:font-weight-asian="normal" style:font-size-complex="12pt" style:font-style-complex="normal" style:font-weight-complex="normal"/>
    </style:style>
    <style:style style:name="T25" style:family="text">
      <style:text-properties fo:color="#000000" loext:opacity="100%" style:font-name="Liberation Serif" fo:font-size="12pt" fo:letter-spacing="normal" fo:language="en" fo:country="IE" fo:font-style="normal" fo:font-weight="normal" officeooo:rsid="01ad760d" style:font-size-asian="12pt" style:font-style-asian="normal" style:font-weight-asian="normal" style:font-size-complex="12pt" style:font-style-complex="normal" style:font-weight-complex="normal"/>
    </style:style>
    <style:style style:name="T26" style:family="text">
      <style:text-properties fo:color="#000000" loext:opacity="100%" style:font-name="Liberation Serif" fo:font-size="12pt" fo:letter-spacing="normal" fo:language="en" fo:country="IE" fo:font-style="normal" fo:font-weight="normal" officeooo:rsid="01aeef64" style:font-size-asian="12pt" style:font-style-asian="normal" style:font-weight-asian="normal" style:font-size-complex="12pt" style:font-style-complex="normal" style:font-weight-complex="normal"/>
    </style:style>
    <style:style style:name="T27" style:family="text">
      <style:text-properties fo:color="#000000" loext:opacity="1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28" style:family="text">
      <style:text-properties fo:language="en" fo:country="IE" officeooo:rsid="01a9a8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LS and DNS <text:span text:style-name="T28">(Domain Name Service)</text:span></text:p>
      <text:p text:style-name="P1"/>
      <text:p text:style-name="P5"><text:span text:style-name="T2">Y</text:span><text:span text:style-name="T1">ou wouldn’t think they had much to do with one another. However before TLS can kick in, your browser needs to be able to map URLs to IP addresses. And that is what DNS does. So when you start your browser a connection is made to the DNS server assigned by your ISP. This standard TCP/IP connection is kept open for your whole browser session, and as you connect to various websites, it does its mapping thing for you. At least that is how I think it works.</text:span></text:p>
      <text:p text:style-name="P5"><text:span text:style-name="T1"/></text:p>
      <text:p text:style-name="P5"><text:span text:style-name="T1">This implies that websites already have a relationship with the DNS servers, otherwise the DNS server would not be able to find them. But what has</text:span><text:span text:style-name="T11"> </text:span><text:span text:style-name="T18">all</text:span><text:span text:style-name="T11"> </text:span><text:span text:style-name="T1">that got to do with TLS?</text:span></text:p>
      <text:p text:style-name="P5"><text:span text:style-name="T1"/></text:p>
      <text:p text:style-name="P5"><text:span text:style-name="T1"/></text:p>
      <text:p text:style-name="P3"><text:span text:style-name="T9">DNS over TLS</text:span></text:p>
      <text:p text:style-name="P5"><text:span text:style-name="T1"/></text:p>
      <text:p text:style-name="P5"><text:span text:style-name="T1">Well the first connection between the two arises because, surprisingly, standard DNS does not use TLS. So your browser communicates with the DNS in plaintext. Which kind of reveals what your interests are </text:span><text:span text:style-name="T3">to any</text:span><text:span text:style-name="T20"> </text:span><text:span text:style-name="T19">snooper</text:span><text:span text:style-name="T20"> </text:span><text:span text:style-name="T3">listening in</text:span><text:span text:style-name="T1">. Hence DNS over TLS (DoT) has been suggested, as has DNS over H</text:span><text:span text:style-name="T21">ttps</text:span><text:span text:style-name="T1"> (DoH) which is basically the same thing but using a different </text:span><text:span text:style-name="T19">TCP/IP </text:span><text:span text:style-name="T1">port. </text:span><text:span text:style-name="T3">These are not yet widely adopted, but probably will be over time.</text:span></text:p>
      <text:p text:style-name="P5"><text:span text:style-name="T3"/></text:p>
      <text:p text:style-name="P6"><text:span text:style-name="T1">So TLS can do something for DNS. But what can </text:span><text:span text:style-name="T4">the </text:span><text:span text:style-name="T1">DNS do for TLS?</text:span></text:p>
      <text:p text:style-name="P6"><text:span text:style-name="T1"/></text:p>
      <text:p text:style-name="P6"><text:span text:style-name="T1"/></text:p>
      <text:p text:style-name="P4"><text:span text:style-name="T9">TLS using DNS</text:span></text:p>
      <text:p text:style-name="P6"><text:span text:style-name="T1"/></text:p>
      <text:p text:style-name="P6"><text:span text:style-name="T1">Note that before you make a TLS connection to any website, a DNS lookup is done against that website.</text:span></text:p>
      <text:p text:style-name="P6"><text:span text:style-name="T1"/></text:p>
      <text:p text:style-name="P6"><text:span text:style-name="T1">Now let us recall some of the shortcomings of TLS. The TLS handshake starts with a clientHello message from client to server. This is sent in plaintext, as the browser at this stage is not aware of the public key associated with the website – indeed it is only</text:span><text:span text:style-name="T11"> </text:span><text:span text:style-name="T23">in the course of</text:span><text:span text:style-name="T11"> </text:span><text:span text:style-name="T1">the TLS handshake that this information is handed over.</text:span></text:p>
      <text:p text:style-name="P6"><text:span text:style-name="T1"/></text:p>
      <text:p text:style-name="P6"><text:span text:style-name="T1">In the clientHello the</text:span><text:span text:style-name="T4">re</text:span><text:span text:style-name="T1"> will almost certainly be a reference to the URL being visited, in the SNI </text:span><text:span text:style-name="T5">(Server Name Indication) </text:span><text:span text:style-name="T1">extension field. Since this is </text:span><text:span text:style-name="T19">sent </text:span><text:span text:style-name="T1">in plaintext the snooper again gets to know which websites you are visiting.</text:span></text:p>
      <text:p text:style-name="P6"><text:span text:style-name="T1"/></text:p>
      <text:p text:style-name="P7"><text:span text:style-name="T1">To solve this conundrum (without resorting to IBE – see last blog),</text:span><text:span text:style-name="T11"> </text:span><text:span text:style-name="T12">a</text:span><text:span text:style-name="T11"> </text:span><text:span text:style-name="T1">solution is to somehow get a suitable public key </text:span><text:span text:style-name="T15">from the server </text:span><text:span text:style-name="T1">prior to activating TLS, and </text:span><text:span text:style-name="T23">it seems </text:span><text:span text:style-name="T1">the only way of doing that is to get it during the DNS lookup. So the DNS now does a bit more than merely supply an IP address, it is also expected to supply a public key associated with the server. This public key can then be used to encrypt the SNI part of the clientHello. </text:span><text:span text:style-name="T12">This is called ESNI, for Encrypted SNI. </text:span><text:span text:style-name="T1">In practise, for DNS servers that support this experimental feature, this public key is changed every hour or so.</text:span><text:span text:style-name="T11"> </text:span><text:span text:style-name="T24">Therefore</text:span><text:span text:style-name="T11"> </text:span><text:span text:style-name="T1">this is </text:span><text:span text:style-name="T27">not</text:span><text:span text:style-name="T1"> the servers long term public key which will eventually be supplied along with its authenticating certificate chain.</text:span></text:p>
      <text:p text:style-name="P7"><text:span text:style-name="T1"/></text:p>
      <text:p text:style-name="P8"><text:span text:style-name="T1">There is a more recent proposal </text:span><text:span text:style-name="T12">ECH (Encrypted Client Hello) </text:span><text:span text:style-name="T1">to extend this idea to encrypt all of the clientHello, </text:span><text:span text:style-name="T7">see</text:span><text:span text:style-name="T1"> </text:span><text:span text:style-name="T6">“TLS Encrypted Client Hello” </text:span><text:a xlink:type="simple" xlink:href="https://datatracker.ietf.org/doc/draft-ietf-tls-esni/" text:style-name="Internet_20_link" text:visited-style-name="Visited_20_Internet_20_Link">https://datatracker.ietf.org/doc/draft-ietf-tls-esni/</text:a><text:span text:style-name="T6"> </text:span></text:p>
      <text:p text:style-name="P8"><text:span text:style-name="T6"/></text:p>
      <text:p text:style-name="P9"><text:span text:style-name="T6">T</text:span><text:span text:style-name="T1">he TLS community seems quite excited by this idea, motivated by the </text:span><text:span text:style-name="T26">commendable </text:span><text:span text:style-name="T1">zeal of its members to place privacy </text:span><text:span text:style-name="T16">and censorship </text:span><text:span text:style-name="T1">concerns above all others.</text:span></text:p>
      <text:p text:style-name="P7"><text:span text:style-name="T1"/></text:p>
      <text:p text:style-name="P10"><text:soft-page-break/><text:span text:style-name="T9"/></text:p>
      <text:p text:style-name="P10"><text:span text:style-name="T9">Conclusion</text:span></text:p>
      <text:p text:style-name="P11"><text:span text:style-name="T1"/></text:p>
      <text:p text:style-name="P12"><text:span text:style-name="T13">It </text:span><text:span text:style-name="T15">i</text:span><text:span text:style-name="T13">s </text:span><text:span text:style-name="T15">certainly </text:span><text:span text:style-name="T13">a clever idea. But complicated to realise. </text:span><text:span text:style-name="T14">For a more in depth discussion and history of these ideas see </text:span><text:a xlink:type="simple" xlink:href="https://blog.cloudflare.com/encrypted-client-hello/" text:style-name="Internet_20_link" text:visited-style-name="Visited_20_Internet_20_Link">Good-bye ESNI, hello ECH! (cloudflare.com)</text:a><text:span text:style-name="T8">. </text:span><text:span text:style-name="T12">The ECH proposal is quite elaborate. </text:span><text:span text:style-name="T13">And of course the idea must now be </text:span><text:span text:style-name="T14">re</text:span><text:span text:style-name="T13">considered with PQC in mind, where public keys </text:span><text:span text:style-name="T12">can </text:span><text:span text:style-name="T13">get </text:span><text:span text:style-name="T12">much </text:span><text:span text:style-name="T13">bigger. </text:span><text:span text:style-name="T15">Is it expecting too much of an already overworked DNS server?</text:span></text:p>
      <text:p text:style-name="P12"><text:span text:style-name="T15"/></text:p>
      <text:p text:style-name="P13"><text:span text:style-name="T15">F</text:span><text:span text:style-name="T11">rom a quick web search ESNI (despite a big push from Cloudfare) doesn’t appear to have achieved much traction. That could be because people are waiting for ECH. Browsers seem quite quick to support these ideas, but of course it is relatively easy for them. ECH will only be used in practise if DNS servers and websites play along.</text:span></text:p>
      <text:p text:style-name="P13"><text:span text:style-name="T11"/></text:p>
      <text:p text:style-name="P14"><text:span text:style-name="T11">Hard to tell at this point how all this will play out. I would expect </text:span><text:span text:style-name="T17">some serious </text:span><text:span text:style-name="T11">push-back from governmental/law enforcement agencies. </text:span><text:span text:style-name="T17">Some people (</text:span><text:span text:style-name="T25">like </text:span><text:span text:style-name="T17">parents) would like to know which websites their children/grandchildren are visiting!</text:span></text:p>
      <text:p text:style-name="P14"><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3:37:15.738000000</meta:creation-date>
    <dc:date>2021-11-16T15:02:52.004000000</dc:date>
    <meta:editing-duration>P4DT21H27M18S</meta:editing-duration>
    <meta:editing-cycles>256</meta:editing-cycles>
    <meta:generator>LibreOffice/7.2.2.2$Windows_X86_64 LibreOffice_project/02b2acce88a210515b4a5bb2e46cbfb63fe97d56</meta:generator>
    <meta:document-statistic meta:table-count="0" meta:image-count="0" meta:object-count="0" meta:page-count="2" meta:paragraph-count="17" meta:word-count="690" meta:character-count="3917" meta:non-whitespace-character-count="3241"/>
  </office:meta>
</office:document-meta>
</file>